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9.402cm" fo:min-width="15.629cm"/>
    </style:style>
    <style:style style:name="gr2" style:family="graphic" style:parent-style-name="standard">
      <style:graphic-properties draw:textarea-horizontal-align="justify" draw:textarea-vertical-align="middle" draw:auto-grow-height="false" fo:min-height="1.274cm" fo:min-width="1.40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798cm" fo:min-width="10.93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textarea-horizontal-align="justify" draw:textarea-vertical-align="middle" draw:auto-grow-height="false" fo:min-height="0.893cm" fo:min-width="0.643cm"/>
    </style:style>
    <style:style style:name="gr6" style:family="graphic" style:parent-style-name="standard">
      <style:graphic-properties draw:textarea-horizontal-align="justify" draw:textarea-vertical-align="middle" draw:auto-grow-height="false" fo:min-height="1.274cm" fo:min-width="3.818cm"/>
    </style:style>
    <style:style style:name="gr7" style:family="graphic" style:parent-style-name="standard">
      <style:graphic-properties draw:textarea-horizontal-align="justify" draw:textarea-vertical-align="middle" draw:auto-grow-height="false" fo:min-height="1.274cm" fo:min-width="4.70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147cm" fo:min-width="2.421cm"/>
    </style:style>
    <style:style style:name="gr10" style:family="graphic" style:parent-style-name="standard">
      <style:graphic-properties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129cm" svg:height="9.652cm" svg:x="2.778cm" svg:y="1.8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524cm" svg:x="3.794cm" svg:y="4.048cm">
          <text:p text:style-name="P2">clock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11.43cm" svg:height="3.048cm" svg:x="6.588cm" svg:y="6.33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794cm" svg:height="0.962cm" svg:x="6.842cm" svg:y="6.461cm">
          <draw:text-box>
            <text:p>pipeline</text:p>
          </draw:text-box>
        </draw:frame>
        <draw:custom-shape draw:style-name="gr5" draw:text-style-name="P2" draw:layer="layout" svg:width="1.143cm" svg:height="1.143cm" svg:x="7.023cm" svg:y="7.731cm">
          <text:p text:style-name="P2">F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143cm" svg:height="1.143cm" svg:x="9.382cm" svg:y="7.731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143cm" svg:height="1.143cm" svg:x="11.641cm" svg:y="7.731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143cm" svg:height="1.143cm" svg:x="14.027cm" svg:y="7.731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143cm" svg:height="1.143cm" svg:x="16.44cm" svg:y="7.731cm">
          <text:p text:style-name="P2">W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318cm" svg:height="1.524cm" svg:x="13.827cm" svg:y="4.175cm">
          <text:p text:style-name="P2">cach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3" draw:id="id3" draw:layer="layout" svg:width="5.207cm" svg:height="1.524cm" svg:x="8.62cm" svg:y="9.763cm">
          <text:p text:style-name="P2">Branch predicto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4" draw:layer="layout" svg:x1="8.266cm" svg:y1="8.366cm" svg:x2="9.282cm" svg:y2="8.366cm">
          <text:p/>
        </draw:line>
        <draw:line draw:style-name="gr8" draw:text-style-name="P4" draw:layer="layout" svg:x1="10.625cm" svg:y1="8.366cm" svg:x2="11.641cm" svg:y2="8.366cm">
          <text:p/>
        </draw:line>
        <draw:line draw:style-name="gr8" draw:text-style-name="P4" draw:layer="layout" svg:x1="12.911cm" svg:y1="8.366cm" svg:x2="13.927cm" svg:y2="8.366cm">
          <text:p/>
        </draw:line>
        <draw:line draw:style-name="gr8" draw:text-style-name="P4" draw:layer="layout" svg:x1="15.297cm" svg:y1="8.366cm" svg:x2="16.313cm" svg:y2="8.366cm">
          <text:p/>
        </draw:line>
        <draw:custom-shape draw:style-name="gr9" draw:text-style-name="P5" xml:id="id1" draw:id="id1" draw:layer="layout" svg:width="2.921cm" svg:height="1.397cm" svg:x="7.477cm" svg:y="3.921cm">
          <text:p text:style-name="P2"><text:span text:style-name="T1">counter</text:span></text:p>
          <text:p text:style-name="P2"><text:span text:style-name="T1">0x00000000</text:span>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0.398cm" svg:y1="4.619cm" svg:x2="13.827cm" svg:y2="4.937cm" draw:start-shape="id1" draw:start-glue-point="1" draw:end-shape="id2" draw:end-glue-point="3" svg:d="M10398 4619h1714v318h1715" svg:viewBox="0 0 3430 319">
          <text:p/>
        </draw:connector>
        <draw:connector draw:style-name="gr10" draw:text-style-name="P2" draw:layer="layout" draw:line-skew="-1.714cm -2.927cm" svg:x1="8.937cm" svg:y1="5.318cm" svg:x2="8.62cm" svg:y2="10.525cm" draw:start-shape="id1" draw:start-glue-point="2" draw:end-shape="id3" draw:end-glue-point="3" svg:d="M8937 5318v508h-3746v4699h3429" svg:viewBox="0 0 3747 5208">
          <text:p/>
        </draw:connector>
        <draw:connector draw:style-name="gr10" draw:text-style-name="P2" draw:layer="layout" svg:x1="8.937cm" svg:y1="5.318cm" svg:x2="12.303cm" svg:y2="6.334cm" draw:start-shape="id1" draw:start-glue-point="2" draw:end-shape="id4" draw:end-glue-point="0" svg:d="M8937 5318v508h3366v508" svg:viewBox="0 0 3367 1017">
          <text:p/>
        </draw:connector>
        <draw:connector draw:style-name="gr10" draw:text-style-name="P2" draw:layer="layout" svg:x1="7.477cm" svg:y1="4.429cm" svg:x2="5.699cm" svg:y2="4.429cm" svg:d="M7477 4429h-1778" svg:viewBox="0 0 1779 1">
          <text:p/>
        </draw:connector>
        <draw:custom-shape draw:style-name="gr9" draw:text-style-name="P5" draw:layer="layout" svg:width="2.921cm" svg:height="1.397cm" svg:x="7.477cm" svg:y="2.27cm">
          <text:p text:style-name="P2"><text:span text:style-name="T1">config</text:span></text:p>
          <text:p text:style-name="P2"><text:span text:style-name="T1">regist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1T11:41:33.145962077</meta:creation-date>
    <dc:date>2018-06-01T11:59:54.275651240</dc:date>
    <meta:editing-duration>PT5M47S</meta:editing-duration>
    <meta:editing-cycles>2</meta:editing-cycles>
    <meta:generator>LibreOffice/5.1.6.2$Linux_X86_64 LibreOffice_project/10m0$Build-2</meta:generator>
    <meta:document-statistic meta:object-count="21"/>
  </office:meta>
</office:document-meta>
</file>